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6.8cm"/>
    </style:style>
    <style:style style:name="gr5" style:family="graphic" style:parent-style-name="standard">
      <style:graphic-properties draw:auto-grow-height="false" fo:min-height="0.749cm" fo:min-width="0.499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0cm"/>
    </style:style>
    <style:style style:name="gr8" style:family="graphic" style:parent-style-name="objectwithoutfill">
      <style:graphic-properties draw:marker-end="Arrow" draw:marker-end-width="0.3cm" draw:fill="none" draw:fill-color="#c0c0c0" draw:textarea-vertical-align="middle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cm" svg:height="3.6cm" svg:x="4.2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.7cm" svg:x="5cm" svg:y="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2.7cm" svg:height="3.6cm" draw:transform="rotate (1.57446151822408) translate (14.4cm 7.7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.7cm" draw:transform="rotate (1.57446151822408) translate (12.504cm 6.906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2.7cm" svg:height="3.6cm" draw:transform="rotate (-3.1398473243378) translate (7.206cm 17.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.7cm" draw:transform="rotate (-3.1398473243378) translate (6.409cm 19.50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2.7cm" svg:height="3.6cm" draw:transform="rotate (-1.57498511699968) translate (16.511cm 14.21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.7cm" draw:transform="rotate (-1.57498511699968) translate (18.4cm 15.10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layer="layout" svg:width="2.648cm" svg:height="1.062cm" svg:x="4.2cm" svg:y="2cm">
          <draw:text-box>
            <text:p>Angle 0</text:p>
          </draw:text-box>
        </draw:frame>
        <draw:frame draw:style-name="gr4" draw:layer="layout" svg:width="2.8cm" svg:height="0.962cm" svg:x="14.5cm" svg:y="2.1cm">
          <draw:text-box>
            <text:p>Angle 1</text:p>
          </draw:text-box>
        </draw:frame>
        <draw:custom-shape draw:style-name="gr5" draw:layer="layout" svg:width="8.4cm" svg:height="9.8cm" svg:x="1.1cm" svg:y="1.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layer="layout" svg:width="8.4cm" svg:height="9.8cm" svg:x="11.6cm" svg:y="1.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layer="layout" svg:width="8.4cm" svg:height="9.8cm" svg:x="11.6cm" svg:y="10.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layer="layout" svg:width="8.4cm" svg:height="9.8cm" svg:x="1.1cm" svg:y="10.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6" draw:layer="layout" svg:width="2.648cm" svg:height="1.062cm" svg:x="4.152cm" svg:y="11.838cm">
          <draw:text-box>
            <text:p>Angle 2</text:p>
          </draw:text-box>
        </draw:frame>
        <draw:frame draw:style-name="gr7" draw:layer="layout" svg:width="2.648cm" svg:height="0.962cm" svg:x="14.7cm" svg:y="11.938cm">
          <draw:text-box>
            <text:p>Angle 3</text:p>
          </draw:text-box>
        </draw:frame>
        <draw:line draw:style-name="gr8" draw:text-style-name="P1" draw:layer="layout" svg:x1="9.6cm" svg:y1="5.9cm" svg:x2="11.7cm" svg:y2="5.9cm">
          <text:p/>
        </draw:line>
        <draw:custom-shape draw:style-name="gr9" draw:text-style-name="P1" draw:layer="layout" svg:width="0.7cm" svg:height="1.2cm" svg:x="7.2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7cm" svg:height="1.2cm" svg:x="18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7cm" svg:height="1.2cm" svg:x="7.2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7cm" svg:height="1.2cm" svg:x="18cm" svg:y="3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0.7cm" svg:height="1.2cm" svg:x="10.2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.5cm" svg:y1="9.5cm" svg:x2="9.5cm" svg:y2="13.6cm">
          <text:p/>
        </draw:line>
        <draw:line draw:style-name="gr8" draw:text-style-name="P1" draw:layer="layout" svg:x1="9.6cm" svg:y1="18.3cm" svg:x2="11.5cm" svg:y2="18.2cm">
          <text:p/>
        </draw:line>
        <draw:custom-shape draw:style-name="gr10" draw:text-style-name="P1" draw:layer="layout" svg:width="0.7cm" svg:height="1.2cm" svg:x="10.2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7cm" svg:height="1.2cm" svg:x="10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</meta:initial-creator>
    <meta:creation-date>2016-03-07T16:21:35</meta:creation-date>
    <dc:date>2016-03-07T16:59:03</dc:date>
    <dc:creator>paul </dc:creator>
    <meta:editing-duration>PT31M14S</meta:editing-duration>
    <meta:editing-cycles>8</meta:editing-cycles>
    <meta:generator>LibreOffice/3.5$Linux_X86_64 LibreOffice_project/350m1$Build-2</meta:generator>
    <meta:document-statistic meta:object-count="26"/>
  </office:meta>
</office:document-meta>
</file>